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855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1858in" svg:y="2.0394in">
            <draw:object draw:notify-on-update-of-ranges="Sheet1.B14:Sheet1.B14 Sheet1.B15:Sheet1.B20 Sheet1.C14:Sheet1.C14 Sheet1.C15:Sheet1.C20 Sheet1.B14:Sheet1.B14 Sheet1.B15:Sheet1.B20 Sheet1.D14:Sheet1.D14 Sheet1.D15:Shee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column table:style-name="co4" table:default-cell-style-name="ce21"/>
        <table:table-column table:style-name="co5" table:number-columns-repeated="1020" table:default-cell-style-name="Default"/>
        <table:table-row table:style-name="ro1">
          <table:table-cell table:style-name="ce15" office:value-type="string" calcext:value-type="string" table:number-columns-spanned="7" table:number-rows-spanned="1">
            <text:p>Execution sur OB1, Knl01</text:p>
          </table:table-cell>
          <table:covered-table-cell table:number-columns-repeated="6" table:style-name="ce6"/>
          <table:table-cell table:style-name="ce6"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1/ Evaluation de la scalabilite du code d’origine</text:p>
          </table:table-cell>
          <table:covered-table-cell table:number-columns-repeated="6" table:style-name="ce6"/>
          <table:table-cell table:style-name="ce6" table:number-columns-repeated="1017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9" office:value-type="string" calcext:value-type="string">
            <text:p>time/ proc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calabilite forte</text:p>
          </table:table-cell>
          <table:table-cell office:value-type="float" office:value="1406.53" calcext:value-type="float">
            <text:p>1406.53</text:p>
          </table:table-cell>
          <table:table-cell table:style-name="ce21" office:value-type="float" office:value="1214.48" calcext:value-type="float">
            <text:p>1214.48</text:p>
          </table:table-cell>
          <table:table-cell office:value-type="float" office:value="1111.55" calcext:value-type="float">
            <text:p>1111.55</text:p>
          </table:table-cell>
          <table:table-cell table:style-name="ce10" office:value-type="float" office:value="1059.72" calcext:value-type="float">
            <text:p>1059.72</text:p>
          </table:table-cell>
          <table:table-cell table:style-name="ce21" office:value-type="float" office:value="1033.58" calcext:value-type="float">
            <text:p>1033.58</text:p>
          </table:table-cell>
          <table:table-cell table:style-name="ce21" office:value-type="float" office:value="1022.23" calcext:value-type="float">
            <text:p>1022.23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scalabilite faible</text:p>
          </table:table-cell>
          <table:table-cell/>
          <table:table-cell table:style-name="ce21"/>
          <table:table-cell/>
          <table:table-cell table:style-name="ce21" table:number-columns-repeated="3"/>
          <table:table-cell table:number-columns-repeated="101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Nbre procs</text:p>
          </table:table-cell>
          <table:table-cell table:style-name="ce8" office:value-type="string" calcext:value-type="string">
            <text:p>Temps réel</text:p>
          </table:table-cell>
          <table:table-cell table:style-name="ce8" office:value-type="string" calcext:value-type="string">
            <text:p>Temps utilisateu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1"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1"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1"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21:56:20.54426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27T23:04:31.484690535</dc:date>
    <meta:editing-duration>PT2H3M6S</meta:editing-duration>
    <meta:editing-cycles>13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67cm" svg:y="0.586cm" chart:style-name="ch2">
          <text:p>Temps en fonction de nombre de processus</text:p>
        </chart:title>
        <chart:legend chart:legend-position="end" svg:x="11.281cm" svg:y="6.157cm" style:legend-expansion="custom" chartooo:width="3.78cm" chartooo:height="1.096cm" style:legend-expansion-aspect-ratio="3.44890510948905" chart:style-name="ch3"/>
        <chart:plot-area chart:style-name="ch4" table:cell-range-address="Sheet1.B14:Sheet1.D20" chart:data-source-has-labels="row" svg:x="1.146cm" svg:y="0.173cm" svg:width="14.572cm" svg:height="7.91cm">
          <chartooo:coordinate-region svg:x="2.138cm" svg:y="0.373cm" svg:width="13.393cm" svg:height="7.063cm"/>
          <chart:axis chart:dimension="x" chart:name="primary-x" chart:style-name="ch5">
            <chart:title svg:x="6.324cm" svg:y="8.263cm" chart:style-name="ch6">
              <text:p>Nombre de processus</text:p>
            </chart:title>
          </chart:axis>
          <chart:axis chart:dimension="y" chart:name="primary-y" chart:style-name="ch5">
            <chart:title svg:x="0.144cm" svg:y="5.693cm" chart:style-name="ch7">
              <text:p>Temps de calcul</text:p>
            </chart:title>
          </chart:axis>
          <chart:series chart:style-name="ch8" chart:values-cell-range-address="Sheet1.C15:Sheet1.C20" chart:label-cell-address="Sheet1.C14:Sheet1.C14" chart:class="chart:scatter">
            <chart:domain table:cell-range-address="Sheet1.B15:Sheet1.B20"/>
            <chart:data-point chart:repeated="6"/>
          </chart:series>
          <chart:series chart:style-name="ch9" chart:values-cell-range-address="Sheet1.D15:Sheet1.D20" chart:label-cell-address="Sheet1.D14:Sheet1.D14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s réel</text:p>
                <draw:g>
                  <svg:desc>Sheet1.C14:Sheet1.C14</svg:desc>
                </draw:g>
              </table:table-cell>
              <table:table-cell office:value-type="string">
                <text:p>Temps utilisateur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5:Sheet1.B20</svg:desc>
                </draw:g>
              </table:table-cell>
              <table:table-cell office:value-type="float" office:value="1406.53">
                <text:p>1406.53</text:p>
                <draw:g>
                  <svg:desc>Sheet1.C15:Sheet1.C20</svg:desc>
                </draw:g>
              </table:table-cell>
              <table:table-cell office:value-type="float" office:value="405.27">
                <text:p>405.27</text:p>
                <draw:g>
                  <svg:desc>Sheet1.D15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